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4.625in" fo:margin-left="1.5667in" table:align="left" style:writing-mode="rl-tb"/>
    </style:style>
    <style:style style:name="Table1.A" style:family="table-column">
      <style:table-column-properties style:column-width="2.5833in"/>
    </style:style>
    <style:style style:name="Table1.B" style:family="table-column">
      <style:table-column-properties style:column-width="1.0417in"/>
    </style:style>
    <style:style style:name="Table1.C" style:family="table-column">
      <style:table-column-properties style:column-width="1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writing-mode="rl-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writing-mode="rl-tb"/>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writing-mode="rl-tb"/>
      <style:text-properties officeooo:paragraph-rsid="001544b3"/>
    </style:style>
    <style:style style:name="P2" style:family="paragraph" style:parent-style-name="Standard">
      <style:paragraph-properties fo:text-align="end" style:justify-single-word="false" style:writing-mode="rl-tb"/>
      <style:text-properties officeooo:paragraph-rsid="0016bf66"/>
    </style:style>
    <style:style style:name="P3" style:family="paragraph" style:parent-style-name="Standard">
      <style:paragraph-properties fo:text-align="end" style:justify-single-word="false" style:writing-mode="rl-tb"/>
      <style:text-properties officeooo:paragraph-rsid="00193dc7"/>
    </style:style>
    <style:style style:name="P4" style:family="paragraph" style:parent-style-name="Standard">
      <style:paragraph-properties fo:text-align="end" style:justify-single-word="false" style:writing-mode="rl-tb"/>
      <style:text-properties officeooo:paragraph-rsid="001ef4fa"/>
    </style:style>
    <style:style style:name="P5" style:family="paragraph" style:parent-style-name="Standard">
      <style:paragraph-properties fo:text-align="end" style:justify-single-word="false" style:writing-mode="rl-tb"/>
      <style:text-properties officeooo:rsid="0016bf66" officeooo:paragraph-rsid="0016bf66"/>
    </style:style>
    <style:style style:name="P6" style:family="paragraph" style:parent-style-name="Standard">
      <style:paragraph-properties fo:text-align="end" style:justify-single-word="false" style:writing-mode="rl-tb"/>
      <style:text-properties officeooo:rsid="00193dc7" officeooo:paragraph-rsid="00193dc7"/>
    </style:style>
    <style:style style:name="P7" style:family="paragraph" style:parent-style-name="Standard">
      <style:paragraph-properties fo:text-align="end" style:justify-single-word="false" style:writing-mode="rl-tb"/>
      <style:text-properties officeooo:rsid="0019d5ab" officeooo:paragraph-rsid="0019d5ab"/>
    </style:style>
    <style:style style:name="P8" style:family="paragraph" style:parent-style-name="Standard">
      <style:paragraph-properties fo:text-align="end" style:justify-single-word="false" style:writing-mode="rl-tb"/>
      <style:text-properties officeooo:rsid="0019e035" officeooo:paragraph-rsid="0019e035"/>
    </style:style>
    <style:style style:name="P9" style:family="paragraph" style:parent-style-name="Standard">
      <style:paragraph-properties fo:text-align="end" style:justify-single-word="false" style:writing-mode="rl-tb"/>
      <style:text-properties officeooo:rsid="001ef4fa" officeooo:paragraph-rsid="001ef4fa"/>
    </style:style>
    <style:style style:name="P10" style:family="paragraph" style:parent-style-name="Standard">
      <style:paragraph-properties fo:text-align="end" style:justify-single-word="false" style:writing-mode="rl-tb"/>
      <style:text-properties fo:font-weight="bold" officeooo:rsid="001ef4fa" officeooo:paragraph-rsid="001ef4fa" style:font-weight-asian="bold" style:font-weight-complex="bold"/>
    </style:style>
    <style:style style:name="P11" style:family="paragraph" style:parent-style-name="Standard">
      <style:paragraph-properties fo:text-align="start" style:justify-single-word="false" style:writing-mode="lr-tb"/>
      <style:text-properties officeooo:rsid="0019d5ab" officeooo:paragraph-rsid="0019d5ab"/>
    </style:style>
    <style:style style:name="P12" style:family="paragraph" style:parent-style-name="Standard">
      <style:paragraph-properties fo:text-align="start" style:justify-single-word="false" style:writing-mode="lr-tb"/>
      <style:text-properties officeooo:rsid="0019d5ab" officeooo:paragraph-rsid="0020aa41"/>
    </style:style>
    <style:style style:name="P13" style:family="paragraph" style:parent-style-name="Standard">
      <style:paragraph-properties fo:text-align="start" style:justify-single-word="false" style:writing-mode="lr-tb"/>
      <style:text-properties officeooo:rsid="0019e035" officeooo:paragraph-rsid="0019e035"/>
    </style:style>
    <style:style style:name="P14" style:family="paragraph" style:parent-style-name="Standard">
      <style:paragraph-properties fo:text-align="start" style:justify-single-word="false" style:writing-mode="lr-tb"/>
      <style:text-properties officeooo:paragraph-rsid="001ef4fa"/>
    </style:style>
    <style:style style:name="P15" style:family="paragraph" style:parent-style-name="Standard">
      <style:paragraph-properties fo:text-align="start" style:justify-single-word="false" style:writing-mode="lr-tb"/>
      <style:text-properties officeooo:rsid="001ef4fa" officeooo:paragraph-rsid="001ef4fa"/>
    </style:style>
    <style:style style:name="P16" style:family="paragraph" style:parent-style-name="Standard">
      <style:paragraph-properties fo:text-align="start" style:justify-single-word="false" style:writing-mode="lr-tb"/>
      <style:text-properties officeooo:rsid="0020aa41" officeooo:paragraph-rsid="0020aa41"/>
    </style:style>
    <style:style style:name="P17" style:family="paragraph" style:parent-style-name="Table_20_Contents">
      <style:paragraph-properties fo:text-align="start" style:justify-single-word="false" style:writing-mode="lr-tb"/>
      <style:text-properties officeooo:rsid="0018bbf9" officeooo:paragraph-rsid="0018bbf9"/>
    </style:style>
    <style:style style:name="P18" style:family="paragraph" style:parent-style-name="Table_20_Contents">
      <style:paragraph-properties fo:text-align="start" style:justify-single-word="false" style:writing-mode="lr-tb"/>
      <style:text-properties fo:font-weight="bold" officeooo:rsid="0018bbf9" officeooo:paragraph-rsid="0018bbf9" style:font-weight-asian="bold" style:font-weight-complex="bold"/>
    </style:style>
    <style:style style:name="P19" style:family="paragraph" style:parent-style-name="Table_20_Contents">
      <style:paragraph-properties fo:text-align="start" style:justify-single-word="false" style:writing-mode="lr-tb"/>
      <style:text-properties officeooo:rsid="00193dc7" officeooo:paragraph-rsid="00193dc7"/>
    </style:style>
    <style:style style:name="P20" style:family="paragraph" style:parent-style-name="Table_20_Contents">
      <style:paragraph-properties fo:text-align="start" style:justify-single-word="false" style:writing-mode="lr-tb"/>
      <style:text-properties officeooo:rsid="001ef4fa" officeooo:paragraph-rsid="001ef4fa"/>
    </style:style>
    <style:style style:name="P21" style:family="paragraph" style:parent-style-name="Standard">
      <style:paragraph-properties fo:text-align="start" style:justify-single-word="false" style:writing-mode="lr-tb"/>
      <style:text-properties officeooo:rsid="001ef4fa" officeooo:paragraph-rsid="001ef4fa"/>
    </style:style>
    <style:style style:name="P22" style:family="paragraph" style:parent-style-name="Standard">
      <style:paragraph-properties fo:text-align="end" style:justify-single-word="false" style:writing-mode="rl-tb"/>
      <style:text-properties officeooo:rsid="001ef4fa" officeooo:paragraph-rsid="001ef4fa"/>
    </style:style>
    <style:style style:name="P23" style:family="paragraph" style:parent-style-name="Standard">
      <style:paragraph-properties fo:text-align="end" style:justify-single-word="false" style:writing-mode="rl-tb"/>
      <style:text-properties officeooo:rsid="0020aa41" officeooo:paragraph-rsid="0020aa41"/>
    </style:style>
    <style:style style:name="P24" style:family="paragraph" style:parent-style-name="Standard">
      <style:paragraph-properties fo:text-align="end" style:justify-single-word="false" style:writing-mode="rl-tb"/>
      <style:text-properties officeooo:rsid="0022fdb4" officeooo:paragraph-rsid="0022fdb4"/>
    </style:style>
    <style:style style:name="P25" style:family="paragraph" style:parent-style-name="Standard">
      <style:paragraph-properties fo:text-align="end" style:justify-single-word="false" style:writing-mode="rl-tb"/>
      <style:text-properties officeooo:paragraph-rsid="0023d545"/>
    </style:style>
    <style:style style:name="T1" style:family="text">
      <style:text-properties officeooo:rsid="001544b3"/>
    </style:style>
    <style:style style:name="T2" style:family="text">
      <style:text-properties officeooo:rsid="0015db9b"/>
    </style:style>
    <style:style style:name="T3" style:family="text">
      <style:text-properties officeooo:rsid="0016bf66"/>
    </style:style>
    <style:style style:name="T4" style:family="text">
      <style:text-properties officeooo:rsid="0018bbf9"/>
    </style:style>
    <style:style style:name="T5" style:family="text">
      <style:text-properties officeooo:rsid="00193dc7"/>
    </style:style>
    <style:style style:name="T6" style:family="text">
      <style:text-properties officeooo:rsid="0019d5ab"/>
    </style:style>
    <style:style style:name="T7" style:family="text">
      <style:text-properties officeooo:rsid="0023d54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شما اولین انسان‌هایی هستید که در یک سفینه تحقیقاتی عازم سفری خارج از منظومه شمسی هستید. همراهان شما در میانه سفر متوجه یک عمل‌کرد غیر معمول در سامانه حساس تولید اکسیژن شده‌اند. آن‌ها نیاز دارند اطلاعات لاگ‌هایی که در کامپیوتر دستگاه ذخیره شده را مورد ارزیابی قرار دهند تا اشکال را پیدا کنند ولی متأسفانه ابزار این کار در آزمایشگاهی در زمین و در فاصله چندین سال نوری قرار دارد! </text:span><text:span text:style-name="T2">شما تنها کسی هستید که در سفینه برنامه نویسی می‌داند…</text:span></text:p>
      <text:p text:style-name="P1"/>
      <text:p text:style-name="P2"><text:span text:style-name="T3">اطلاعات لاگ به صورت باینری </text:span><text:span text:style-name="T4">در فریم‌های پشت سر هم ذخیره می‌شوند. قالب این فریم‌ها به این صورت است </text:span><text:span text:style-name="T5">(فیلد‌ها به صورت little endian ارسال می‌شوند) </text:span></text:p>
      <text:p text:style-name="P5"/>
      <table:table table:name="Table1" table:style-name="Table1">
        <table:table-column table:style-name="Table1.A"/>
        <table:table-column table:style-name="Table1.B"/>
        <table:table-column table:style-name="Table1.C"/>
        <table:table-row table:style-name="TableLine94338017361488">
          <table:table-cell table:style-name="Table1.A1" office:value-type="string">
            <text:p text:style-name="P18">Description</text:p>
          </table:table-cell>
          <table:table-cell table:style-name="Table1.A1" office:value-type="string">
            <text:p text:style-name="P18">Size (byte)</text:p>
          </table:table-cell>
          <table:table-cell table:style-name="Table1.C1" office:value-type="string">
            <text:p text:style-name="P18">Field</text:p>
          </table:table-cell>
        </table:table-row>
        <table:table-row table:style-name="TableLine94338017429184">
          <table:table-cell table:style-name="Table1.A2" office:value-type="string">
            <text:p text:style-name="P17">0x0000</text:p>
          </table:table-cell>
          <table:table-cell table:style-name="Table1.A2" office:value-type="string">
            <text:p text:style-name="P17">2</text:p>
          </table:table-cell>
          <table:table-cell table:style-name="Table1.C2" office:value-type="string">
            <text:p text:style-name="P17">Header</text:p>
          </table:table-cell>
        </table:table-row>
        <table:table-row table:style-name="TableLine94338017431152">
          <table:table-cell table:style-name="Table1.A2" office:value-type="string">
            <text:p text:style-name="P17">One byte unique ID for each message</text:p>
          </table:table-cell>
          <table:table-cell table:style-name="Table1.A2" office:value-type="string">
            <text:p text:style-name="P17">1</text:p>
          </table:table-cell>
          <table:table-cell table:style-name="Table1.C2" office:value-type="string">
            <text:p text:style-name="P17">ID</text:p>
          </table:table-cell>
        </table:table-row>
        <table:table-row table:style-name="TableLine94338017431952">
          <table:table-cell table:style-name="Table1.A2" office:value-type="string">
            <text:p text:style-name="P19">Frame sequence number </text:p>
          </table:table-cell>
          <table:table-cell table:style-name="Table1.A2" office:value-type="string">
            <text:p text:style-name="P19">2</text:p>
          </table:table-cell>
          <table:table-cell table:style-name="Table1.C2" office:value-type="string">
            <text:p text:style-name="P19">Seq</text:p>
          </table:table-cell>
        </table:table-row>
        <table:table-row table:style-name="TableLine94338017432880">
          <table:table-cell table:style-name="Table1.A2" office:value-type="string">
            <text:p text:style-name="P17">Size of content section in bytes</text:p>
          </table:table-cell>
          <table:table-cell table:style-name="Table1.A2" office:value-type="string">
            <text:p text:style-name="P17">1</text:p>
          </table:table-cell>
          <table:table-cell table:style-name="Table1.C2" office:value-type="string">
            <text:p text:style-name="P19">Size</text:p>
          </table:table-cell>
        </table:table-row>
        <table:table-row table:style-name="TableLine94338017433920">
          <table:table-cell table:style-name="Table1.A2" office:value-type="string">
            <text:p text:style-name="P19">Message Content</text:p>
          </table:table-cell>
          <table:table-cell table:style-name="Table1.A2" office:value-type="string">
            <text:p text:style-name="P17">n</text:p>
          </table:table-cell>
          <table:table-cell table:style-name="Table1.C2" office:value-type="string">
            <text:p text:style-name="P17">Content</text:p>
          </table:table-cell>
        </table:table-row>
        <table:table-row table:style-name="TableLine94338017434832">
          <table:table-cell table:style-name="Table1.A2" office:value-type="string">
            <text:p text:style-name="P19">Single byte checksum over id, seq, size <text:s/>and content</text:p>
          </table:table-cell>
          <table:table-cell table:style-name="Table1.A2" office:value-type="string">
            <text:p text:style-name="P19">1</text:p>
          </table:table-cell>
          <table:table-cell table:style-name="Table1.C2" office:value-type="string">
            <text:p text:style-name="P19">Checksum</text:p>
          </table:table-cell>
        </table:table-row>
      </table:table>
      <text:p text:style-name="P5"/>
      <text:p text:style-name="P6">به عنوان مثال فریمی با محتوای 000053120005AB3489006739 شامل این اجزا است:</text:p>
      <text:p text:style-name="P3"/>
      <table:table table:name="Table2" table:style-name="Table2">
        <table:table-column table:style-name="Table2.A"/>
        <table:table-column table:style-name="Table2.B"/>
        <table:table-row table:style-name="TableLine94338017436816">
          <table:table-cell table:style-name="Table2.A1" office:value-type="string">
            <text:p text:style-name="P19">0x53</text:p>
          </table:table-cell>
          <table:table-cell table:style-name="Table2.B1" office:value-type="string">
            <text:p text:style-name="P19">ID</text:p>
          </table:table-cell>
        </table:table-row>
        <table:table-row table:style-name="TableLine94338017444592">
          <table:table-cell table:style-name="Table2.A2" office:value-type="string">
            <text:p text:style-name="P19">0x0012 (18)</text:p>
          </table:table-cell>
          <table:table-cell table:style-name="Table2.B2" office:value-type="string">
            <text:p text:style-name="P19">Seq</text:p>
          </table:table-cell>
        </table:table-row>
        <table:table-row table:style-name="TableLine94338017446080">
          <table:table-cell table:style-name="Table2.A2" office:value-type="string">
            <text:p text:style-name="P19">0x05</text:p>
          </table:table-cell>
          <table:table-cell table:style-name="Table2.B2" office:value-type="string">
            <text:p text:style-name="P19">Size</text:p>
          </table:table-cell>
        </table:table-row>
        <table:table-row table:style-name="TableLine94338017446720">
          <table:table-cell table:style-name="Table2.A2" office:value-type="string">
            <text:p text:style-name="P19">AB34890067</text:p>
          </table:table-cell>
          <table:table-cell table:style-name="Table2.B2" office:value-type="string">
            <text:p text:style-name="P19">Content</text:p>
          </table:table-cell>
        </table:table-row>
        <table:table-row table:style-name="TableLine94338017447520">
          <table:table-cell table:style-name="Table2.A2" office:value-type="string">
            <text:p text:style-name="P19">0x39 (Sum(0x53+0x12+0x5+...+0x67)</text:p>
          </table:table-cell>
          <table:table-cell table:style-name="Table2.B2" office:value-type="string">
            <text:p text:style-name="P19">Checksum </text:p>
          </table:table-cell>
        </table:table-row>
      </table:table>
      <text:p text:style-name="P6"/>
      <text:p text:style-name="P6">فیلد Seq مشخص کننده شماره هر بسته است و به ترتیب افزایش پیدا می‌کند. در صورتی که <text:span text:style-name="T6">فریمی به درستی دریافت نشود، این فیلد تعداد بسته‌های از دست رفته را مشخص می‌کند.</text:span></text:p>
      <text:p text:style-name="P6"/>
      <text:p text:style-name="P7">۱. برنامه‌ای بنویسید که فایل باینری لاگ‌ها را دریافت کرده، محتوای فریم‌ها را چاپ کند. در انتها برنامه باید تعداد بسته‌های گم شده و همچنین تعداد بسته‌هایی خراب (checksum آن‌ها درست نیست) را چاپ کند. نمونه‌ای از خروجی</text:p>
      <text:p text:style-name="P11">PKT 1 <text:s text:c="2"/>ID=0x90 Seq=30 Content=45678900</text:p>
      <text:p text:style-name="P11">PKT 2 <text:s text:c="2"/>ID=0x30 Seq=31 Content=90098976ABCD</text:p>
      <text:p text:style-name="P11">PKT 3 <text:s text:c="2"/>ID=0x90 Seq=34 Content=49670000</text:p>
      <text:p text:style-name="P11"/>
      <text:p text:style-name="P13">PktLoss=2 PktCorrupt=1</text:p>
      <text:p text:style-name="P8">در مثال بالا فایل شامل سه فریم صحیح است که محتوای آن‌ها چاپ شده. فریم‌های ۳۲ ۳۳ دریافت نشده‌اند احتمالاً از درست رفته‌اند. در هنگام دریافت بسته‌ها یک فریم checksum درست نداشته است.</text:p>
      <text:p text:style-name="P8"/>
      <text:p text:style-name="P9"/>
      <text:p text:style-name="P9"/>
      <text:p text:style-name="P10"/>
      <text:p text:style-name="P10"><text:soft-page-break/>نمایش محتوای بسته‌ها:</text:p>
      <text:p text:style-name="P9">بعد از استخراج فریم‌ها باید مقادیر داخلی آن‌ها نیز نمایش پیدا کند. فرض کنید فایلی به فرمت متنی وجود دارد که توضیح قالب بسته‌ها است. در این فایل هر بسته به این فرمت توضیح داده شده است:</text:p>
      <text:p text:style-name="P9"/>
      <text:p text:style-name="P15">NAME ID FIELD1-TYPE1 FIELD2-TYP2 …. </text:p>
      <text:p text:style-name="P4"/>
      <table:table table:name="Table3" table:style-name="Table3">
        <table:table-column table:style-name="Table3.A"/>
        <table:table-column table:style-name="Table3.B"/>
        <table:table-row table:style-name="TableLine94338017465712">
          <table:table-cell table:style-name="Table3.A1" office:value-type="string">
            <text:p text:style-name="P20">Name of the packet</text:p>
          </table:table-cell>
          <table:table-cell table:style-name="Table3.B1" office:value-type="string">
            <text:p text:style-name="P20">Name</text:p>
          </table:table-cell>
        </table:table-row>
        <table:table-row table:style-name="TableLine94338017478704">
          <table:table-cell table:style-name="Table3.A2" office:value-type="string">
            <text:p text:style-name="P20">Single byte ID of packet in decimal format</text:p>
          </table:table-cell>
          <table:table-cell table:style-name="Table3.B2" office:value-type="string">
            <text:p text:style-name="P20">ID</text:p>
          </table:table-cell>
        </table:table-row>
        <table:table-row table:style-name="TableLine94338017480096">
          <table:table-cell table:style-name="Table3.A2" office:value-type="string">
            <text:p text:style-name="P20">Name of field in packet</text:p>
          </table:table-cell>
          <table:table-cell table:style-name="Table3.B2" office:value-type="string">
            <text:p text:style-name="P20">Field</text:p>
          </table:table-cell>
        </table:table-row>
        <table:table-row table:style-name="TableLine94338017480736">
          <table:table-cell table:style-name="Table3.A2" office:value-type="string">
            <text:p text:style-name="P20">Type of field. </text:p>
            <text:p text:style-name="P20">U8: uint8t <text:s text:c="2"/>I8: int8t</text:p>
            <text:p text:style-name="P20">U16: uint8t <text:s text:c="2"/>I16: int16t</text:p>
            <text:p text:style-name="P20">U32: uint32t <text:s text:c="2"/>I32: int32t</text:p>
            <text:p text:style-name="P20">F: float D: double</text:p>
          </table:table-cell>
          <table:table-cell table:style-name="Table3.B2" office:value-type="string">
            <text:p text:style-name="P20">Type</text:p>
          </table:table-cell>
        </table:table-row>
      </table:table>
      <text:p text:style-name="P4"/>
      <text:p text:style-name="P14"/>
      <text:p text:style-name="P9">به عنوان مثال این خط را در نظر بگیرید:</text:p>
      <text:p text:style-name="P9"/>
      <text:p text:style-name="P15">InputOxygenLevel <text:s text:c="2"/>23 timestamp-U32 level-D</text:p>
      <text:p text:style-name="P15"/>
      <text:p text:style-name="P9">بسته‌ای به نام InputOxygenLevel با ID=23 تعریف شده است که دو فیلد دارد. یکی از نوع uint32 به نام timestamp و دیگری به نام level از نوع double</text:p>
      <text:p text:style-name="P9">در فایل تعریف بسته‌ها، خط‌هایی که با # شروع می‌شوند کامنت هستند و باید ignore شوند. </text:p>
      <text:p text:style-name="P4"/>
      <text:p text:style-name="P23">۲. حال امکان دریافت نوع بسته‌ها را به برنامه‌ای که برای خواندن فریم‌ها نوشتید اضافه کنید. در این حالت بسته‌هایی که ID آن‌ها برای شما مشخص می‌باشد را به این فرمت چاپ کنید</text:p>
      <text:p text:style-name="P23"><text:s/></text:p>
      <text:p text:style-name="P12">PKT 1 <text:s text:c="2"/>ID=0x90 Seq=30 Content=45678900</text:p>
      <text:p text:style-name="P12">PKT 2 <text:s text:c="2"/>ID=0x30 Seq=31 Content=90098976ABCD</text:p>
      <text:p text:style-name="P16">InputOxygenLevel Seq=34 timestamp=45678 level=0.23</text:p>
      <text:p text:style-name="P16"/>
      <text:p text:style-name="P24">بسته‌ها به صورت packed در نظر گرفته می‌شوند و شامل padding نیستند.</text:p>
      <text:p text:style-name="P24"/>
      <text:p text:style-name="P25"><text:span text:style-name="T7">برای تست این بخش از فایل pkts.bin که توسط generator/packet_gen.cpp تولید شده است، استفاده کنید.</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30T22:32:38.499642109</meta:creation-date>
    <dc:date>2022-11-07T08:47:45.888917614</dc:date>
    <meta:editing-duration>PT23M20S</meta:editing-duration>
    <meta:editing-cycles>8</meta:editing-cycles>
    <meta:generator>LibreOffice/6.4.7.2$Linux_X86_64 LibreOffice_project/40$Build-2</meta:generator>
    <meta:document-statistic meta:table-count="3" meta:image-count="0" meta:object-count="0" meta:page-count="2" meta:paragraph-count="67" meta:word-count="509" meta:character-count="2825" meta:non-whitespace-character-count="2356"/>
  </office:meta>
</office:document-meta>
</file>